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style:font-name="Arial" fo:font-size="44pt" style:font-size-asian="44pt" style:font-size-complex="44pt"/>
    </style:style>
    <style:style style:name="P3" style:family="paragraph">
      <loext:graphic-properties draw:fill-color="#ffffff"/>
      <style:paragraph-properties style:writing-mode="lr-tb"/>
      <style:text-properties style:font-name="Ari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Arial"/>
    </style:style>
    <style:style style:name="P6" style:family="paragraph">
      <style:paragraph-properties style:writing-mode="lr-tb"/>
    </style:style>
    <style:style style:name="P7" style:family="paragraph">
      <style:text-properties style:font-name="Ari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T1" style:family="text">
      <style:text-properties style:font-name="Arial" fo:font-size="44pt" style:font-size-asian="44pt" style:font-size-complex="44pt"/>
    </style:style>
    <style:style style:name="T2" style:family="text">
      <style:text-properties style:font-name="Ari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3cm" svg:height="2.6cm" svg:x="4cm" svg:y="1.5cm" presentation:class="title" presentation:user-transformed="true">
          <draw:text-box>
            <text:p text:style-name="P1"><text:span text:style-name="T1">Lightning</text:span></text:p>
          </draw:text-box>
        </draw:frame>
        <draw:frame presentation:style-name="pr2" draw:text-style-name="P3" draw:layer="layout" svg:width="22.5cm" svg:height="9.134cm" svg:x="4.5cm" svg:y="3.8cm" presentation:class="subtitle" presentation:user-transformed="true">
          <draw:text-box>
            <text:p><text:span text:style-name="T2">Design</text:span></text:p>
            <text:p><text:span text:style-name="T2">March 2, 2021 (Updated – May 3, 2021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5" draw:layer="layout" svg:width="22.5cm" svg:height="2.6cm" svg:x="4.5cm" svg:y="0.6cm" presentation:class="title">
          <draw:text-box>
            <text:p><text:span text:style-name="T2">Emerald: The Problem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item>
                <text:p>Began in November 2019</text:p>
              </text:list-item>
              <text:list-item>
                <text:p>Buggy</text:p>
              </text:list-item>
              <text:list-item>
                <text:p>Poorly written; not modular – best practice not used</text:p>
              </text:list-item>
              <text:list-item>
                <text:p>Components not protected from changes in others</text:p>
              </text:list-item>
              <text:list-item>
                <text:p>Unplanned</text:p>
              </text:list-item>
              <text:list-item>
                <text:p>Barely functional for months at a ti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5" draw:layer="layout" svg:width="22.5cm" svg:height="2.6cm" svg:x="4.5cm" svg:y="0.6cm" presentation:class="title">
          <draw:text-box>
            <text:p><text:span text:style-name="T2">The Solution</text:span></text:p>
          </draw:text-box>
        </draw:frame>
        <draw:frame presentation:style-name="pr4" draw:text-style-name="P6" draw:layer="layout" svg:width="22.5cm" svg:height="11.2cm" svg:x="4.5cm" svg:y="2.8cm" presentation:class="outline" presentation:user-transformed="true">
          <draw:text-box>
            <text:list text:style-name="L2">
              <text:list-item>
                <text:p>Dependable software:</text:p>
              </text:list-item>
              <text:list-item>
                <text:p>It works for developers</text:p>
              </text:list-item>
              <text:list-item>
                <text:p>Clearly delineated design</text:p>
              </text:list-item>
              <text:list-item>
                <text:p>Modularised</text:p>
              </text:list-item>
              <text:list-item>
                <text:p>Dependency mapping</text:p>
              </text:list-item>
              <text:list-item>
                <text:p>DataModel</text:p>
              </text:list-item>
              <text:list-item>
                <text:p>Scripting from the start (ESX2)</text:p>
              </text:list-item>
              <text:list-item>
                <text:p>Multi-platform from the start</text:p>
              </text:list-item>
              <text:list-item>
                <text:p>Lightning fast</text:p>
              </text:list-item>
              <text:list-item>
                <text:p>Tested thoroughly at every build. CI &amp; Unit testing. Extensibl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7" draw:layer="layout" svg:width="22.5cm" svg:height="2.6cm" svg:x="4.5cm" svg:y="0.6cm" presentation:class="title">
          <draw:text-box>
            <text:p text:style-name="P7"><text:span text:style-name="T2">DataModel Benefits</text:span></text:p>
          </draw:text-box>
        </draw:frame>
        <draw:frame presentation:style-name="pr4" draw:text-style-name="P7" draw:layer="layout" svg:width="22.5cm" svg:height="9.134cm" svg:x="4.5cm" svg:y="3.8cm" presentation:class="outline">
          <draw:text-box>
            <text:list text:style-name="L2">
              <text:list-item>
                <text:p text:style-name="P7"><text:span text:style-name="T2">That previous slide was a bunch of buzzwords. What does a DataModel bring?</text:span></text:p>
              </text:list-item>
              <text:list-item>
                <text:p text:style-name="P7"><text:span text:style-name="T2">Easy extensibility. Functionality can be added very quickly and without any disruption to the existing structure.</text:span></text:p>
              </text:list-item>
              <text:list-item>
                <text:p text:style-name="P7"><text:span text:style-name="T2">All components are isolated. ESX2 is isolated from RenderService, which is isolated from the Service Control Manager...broken and shitty code doesn’t break good code, unlike Emerald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5" draw:layer="layout" svg:width="22.5cm" svg:height="2.6cm" svg:x="4.5cm" svg:y="0.6cm" presentation:class="title">
          <draw:text-box>
            <text:p><text:span text:style-name="T2">LightningScript (formerly ESX2) Features</text:span></text:p>
          </draw:text-box>
        </draw:frame>
        <draw:frame presentation:style-name="pr4" draw:text-style-name="P6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6">Commands</text:p>
              </text:list-item>
              <text:list-item>
                <text:p text:style-name="P6">Control flow:<text:line-break/>if, elseif, endif, while, for, foreach, return</text:p>
              </text:list-item>
              <text:list-item>
                <text:p text:style-name="P6">Variables (dynamically typed)</text:p>
              </text:list-item>
              <text:list-item>
                <text:p text:style-name="P6">C-like syntax</text:p>
              </text:list-item>
              <text:list-item>
                <text:p text:style-name="P6">Pseudo-namespacing? Have a “scriptname:” definition</text:p>
              </text:list-item>
              <text:list-item>
                <text:p text:style-name="P6">Namespace calling for methods automatically determined.</text:p>
              </text:list-item>
              <text:list-item>
                <text:p text:style-name="P6">Methods registered at engine bootup – must be part of DataMode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5" draw:layer="layout" svg:width="22.5cm" svg:height="2.6cm" svg:x="4.5cm" svg:y="0.6cm" presentation:class="title">
          <draw:text-box>
            <text:p><text:span text:style-name="T2">DataModel Services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item>
                <text:p text:style-name="P6">All objects inherit from each other in a tree</text:p>
              </text:list-item>
              <text:list-item>
                <text:p text:style-name="P6">Allow objects to call methods provided by other objects “lower down the chain”</text:p>
              </text:list-item>
              <text:list-item>
                <text:p text:style-name="P6">All data is XML; SerialisableObject (formerly SerialisableInstance) inherits from instances</text:p>
              </text:list-item>
              <text:list-item>
                <text:p text:style-name="P6">Most objects are contained in the Workspace, services are automatically children of the Service Control Manager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7" draw:layer="layout" svg:width="22.5cm" svg:height="2.6cm" svg:x="4.5cm" svg:y="0.6cm" presentation:class="title">
          <draw:text-box>
            <text:p text:style-name="P7"><text:span text:style-name="T2">Service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imilar to Processes in an operating system. Inspired by Roblox services.</text:p>
              </text:list-item>
              <text:list-item>
                <text:p>Controlled by the Service Control Manager – has the power of life and death over the services.</text:p>
              </text:list-item>
              <text:list-item>
                <text:p>SCM contains the main loop. Main loop is solely polling all services.</text:p>
              </text:list-item>
              <text:list-item>
                <text:p>Services can notify the SCM to shutdown or crash. No service can crash anoth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2T19:29:28.276000000</meta:creation-date>
    <meta:editing-duration>PT1H32M48S</meta:editing-duration>
    <meta:editing-cycles>5</meta:editing-cycles>
    <meta:generator>LibreOffice/7.0.3.1$Windows_X86_64 LibreOffice_project/d7547858d014d4cf69878db179d326fc3483e082</meta:generator>
    <dc:title>DNA</dc:title>
    <dc:date>2021-05-03T23:16:56.301000000</dc:date>
    <meta:document-statistic meta:object-count="134"/>
  </office:meta>
</office:document-meta>
</file>